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1520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pítulo 2 – Do Hype à Realidade Organizacional</text:p>
      <text:p text:style-name="P1">Desmistificando a transformação digital nas empresas</text:p>
      <text:p text:style-name="Text_20_body">A transformação digital tornou-se uma das expressões mais repetidas no vocabulário corporativo contemporâneo. Relatórios de consultorias, apresentações de executivos, painéis de eventos e manuais de gestão a utilizam como sinônimo de um futuro inevitável. Mas, quanto mais ela se populariza, mais sua definição se esvazia — e sua aplicação real se fragiliza.</text:p>
      <text:p text:style-name="Text_20_body">Muitas organizações confundem transformação digital com a simples adoção de tecnologias. Trocar um sistema legado por uma solução em nuvem, digitalizar documentos, implantar chatbots ou contratar uma startup não são, por si só, transformações. São iniciativas. E, quando desconectadas de uma visão integrada, não geram mudança real.</text:p>
      <text:p text:style-name="Text_20_body">A cada nova tecnologia que ganha destaque — blockchain, metaverso, inteligência artificial generativa, RPA — repete-se o mesmo padrão: entusiasmo inicial, investimentos apressados, projetos isolados e, por fim, frustração com resultados que não se sustentam. Esse ciclo do hype é bem conhecido, sobretudo quando o fascínio pela novidade supera a análise de viabilidade, maturidade e contexto organizacional.</text:p>
      <text:p text:style-name="Text_20_body">A tecnologia, quando tratada como fim em si mesma, vira distração. Projetos são criados para sinalizar inovação, mas não entregam valor. A busca por validação externa — prêmios, rankings, buzz — substitui o foco em impacto real. A transformação, então, permanece na superfície: um verniz digital aplicado a uma estrutura analógica.</text:p>
      <text:p text:style-name="Text_20_body">Transformar digitalmente não é digitalizar o que já existe, mas redesenhar como a organização funciona. É repensar fluxos de trabalho, modelos operacionais, processos de tomada de decisão, formas de colaboração e até o próprio modelo de negócio. Envolve mudança de mentalidade, experimentação com propósito e alinhamento constante entre estratégia, operação e cultura. Essa mudança raramente é glamorosa. Exige enfrentamento de resistências internas, investimento em capacitação, revisão de estruturas e, principalmente, liderança com visão e comprometimento.</text:p>
      <text:p text:style-name="Text_20_body">A maturidade digital não é apenas técnica — é organizacional. A verdadeira transformação depende de capacidades estruturantes: aprender, adaptar-se e escalar mudanças. Significa operar com ciclos curtos de aprendizado, integrar feedbacks em tempo real, formar times multifuncionais e cultivar uma cultura de evolução contínua.</text:p>
      <text:p text:style-name="Text_20_body">Modelos de maturidade digital não se concentram apenas nas ferramentas adotadas, mas na capacidade da organização de absorver mudanças e gerar impacto. Empresas que se transformam de verdade são aquelas que conseguem operar de forma digital — centradas em dados, guiadas por propósito e orientadas por aprendizado.</text:p>
      <text:p text:style-name="Text_20_body">Há uma diferença significativa entre experimentar com o digital e conduzir uma transformação digital. O primeiro é importante, mas não suficiente. O segundo requer visão sistêmica, governança clara e persistência. Iniciativas dispersas geram esforços redundantes, conflitos internos e resultados pontuais. Já uma agenda de transformação bem estruturada conecta ações a objetivos estratégicos, com critérios de priorização e métricas de valor.</text:p>
      <text:p text:style-name="Text_20_body"><text:soft-page-break/>Organizações que se destacam não são aquelas que adotaram todas as tecnologias do momento, mas as que construíram uma estrutura para mudar continuamente — com consistência e coerência.</text:p>
      <text:p text:style-name="Text_20_body">A transformação digital é menos sobre a tecnologia que usamos e mais sobre como operamos, aprendemos e evoluímos enquanto organização. É uma jornada longa, marcada por avanços discretos, reversões inesperadas e aprendizados contínuos.</text:p>
      <text:p text:style-name="Text_20_body">Mais importante do que a tecnologia que adotamos é a cultura que cultivamos, a clareza da direção que seguimos e a capacidade de aprender com cada passo. Transformar não é colocar a empresa na vanguarda — é garantir sua relevância. Hoje, e no futuro.</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7-05T07:47:23.383633900</dc:date>
    <meta:editing-duration>PT11M53S</meta:editing-duration>
    <meta:editing-cycles>5</meta:editing-cycles>
    <meta:generator>LibreOffice/25.2.4.3$Windows_X86_64 LibreOffice_project/33e196637044ead23f5c3226cde09b47731f7e27</meta:generator>
    <meta:document-statistic meta:table-count="0" meta:image-count="0" meta:object-count="0" meta:page-count="2" meta:paragraph-count="13" meta:word-count="542" meta:character-count="3836" meta:non-whitespace-character-count="3297"/>
  </office:meta>
</office:document-meta>
</file>